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617b" officeooo:paragraph-rsid="0017617b"/>
    </style:style>
    <style:style style:name="P2" style:family="paragraph" style:parent-style-name="Standard">
      <style:text-properties officeooo:rsid="0017617b" officeooo:paragraph-rsid="00176408"/>
    </style:style>
    <style:style style:name="P3" style:family="paragraph" style:parent-style-name="Standard">
      <style:text-properties officeooo:paragraph-rsid="0017617b"/>
    </style:style>
    <style:style style:name="P4" style:family="paragraph" style:parent-style-name="Standard">
      <style:text-properties officeooo:rsid="00176408" officeooo:paragraph-rsid="00176408"/>
    </style:style>
    <style:style style:name="P5" style:family="paragraph" style:parent-style-name="Standard">
      <style:text-properties officeooo:paragraph-rsid="00176408"/>
    </style:style>
    <style:style style:name="T1" style:family="text">
      <style:text-properties officeooo:rsid="0017617b"/>
    </style:style>
    <style:style style:name="T2" style:family="text">
      <style:text-properties officeooo:rsid="001764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que é o produto:</text:p>
      <text:p text:style-name="P1">- Um loja/catálogo virtual, como Mercado Livre, categorias facilmente acessíveis</text:p>
      <text:p text:style-name="P3"/>
      <text:p text:style-name="P1">Porquê:</text:p>
      <text:p text:style-name="P1">- Devido ao prazo, esse é um produto mais viável no menor tempo possível</text:p>
      <text:p text:style-name="P1">- <text:span text:style-name="T2">Whatsapp é uma ferramenta consolidada pela população idosa</text:span></text:p>
      <text:p text:style-name="P4"/>
      <text:p text:style-name="P4">Como: </text:p>
      <text:p text:style-name="P2">- Um sistema de vendas facilitadas</text:p>
      <text:p text:style-name="P2">- Suporte ao cliente <text:span text:style-name="T2">via whatsapp</text:span> facilitado <text:s/>pelas vendedoras que já trabalham na empresa e conhecem o produto</text:p>
      <text:p text:style-name="P2">- Sistema de comentários anônimos na página dos produtos</text:p>
      <text:p text:style-name="P5"><text:span text:style-name="T1">- Acessibilidade, fonte grande e opção de ampliar imagens de tal forma que proteja o sigilo</text:span></text:p>
      <text:p text:style-name="P4"/>
      <text:p text:style-name="P4">Valor: R$100 mi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2T18:21:16.188314506</meta:creation-date>
    <dc:date>2021-05-12T22:06:15.556778826</dc:date>
    <meta:editing-duration>PT2H52M59S</meta:editing-duration>
    <meta:editing-cycles>1</meta:editing-cycles>
    <meta:document-statistic meta:table-count="0" meta:image-count="0" meta:object-count="0" meta:page-count="1" meta:paragraph-count="11" meta:word-count="92" meta:character-count="551" meta:non-whitespace-character-count="468"/>
    <meta:generator>LibreOffice/6.4.6.2$Linux_X86_64 LibreOffice_project/40$Build-2</meta:generator>
  </office:meta>
</office:document-meta>
</file>